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2F562AB87694BEEB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</style:style>
    <style:style style:name="P8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paragraph-properties fo:margin-left="2cm" fo:margin-right="1.549cm" style:line-height-at-least="0.635cm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1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8pt" fo:language="en" fo:country="US" style:font-size-asian="8pt" style:font-size-complex="8pt"/>
    </style:style>
    <style:style style:name="T6" style:family="text">
      <style:text-properties style:font-name="Times New Roman" fo:font-size="8pt" fo:language="en" fo:country="US" officeooo:rsid="001ba082" style:font-size-asian="8pt" style:font-size-complex="8pt"/>
    </style:style>
    <style:style style:name="T7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style:font-name="Times New Roman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paragraph" svg:x="-0.011cm" svg:y="-0.011cm" svg:width="7.054cm" svg:height="1.656cm" draw:z-index="1"><draw:image xlink:href="Pictures/10000201000000C80000002F562AB87694BEEB54.png" xlink:type="simple" xlink:show="embed" xlink:actuate="onLoad" loext:mime-type="image/png"/></draw:frame></text:p>
      <text:p text:style-name="P1"/>
      <text:p text:style-name="P2"/>
      <text:p text:style-name="P6"><text:tab/><text:tab/><text:tab/><text:tab/><text:tab/><text:tab/><text:tab/></text:p>
      <text:p text:style-name="P6">Fait à Metz, le <text:text-input text:description="">{{now|format_date}}</text:text-input></text:p>
      <text:p text:style-name="P2"/>
      <text:p text:style-name="P2"/>
      <text:p text:style-name="P2"/>
      <text:p text:style-name="P3"/>
      <text:p text:style-name="P3"/>
      <text:p text:style-name="P8"/>
      <text:p text:style-name="P9">Expiration de l’assurance</text:p>
      <text:p text:style-name="P8"/>
      <text:p text:style-name="P2"/>
      <text:p text:style-name="P2"/>
      <text:p text:style-name="P2"/>
      <text:p text:style-name="P2"/>
      <text:p text:style-name="P10"><text:span text:style-name="T1">A l’attention de </text:span><text:span text:style-name="T2"><text:text-input text:description="">{{tenant}}</text:text-input></text:span><text:bookmark-start text:name="Texte101"/><field:fieldmark-start text:name="Texte10" field:type="vnd.oasis.opendocument.field.FORMTEXT"/><field:fieldmark-end/><text:bookmark-end text:name="Texte101"/></text:p>
      <text:p text:style-name="P11"><text:span text:style-name="T3">Locataire de la résidence ALOES, chambre</text:span><text:span text:style-name="T1"> </text:span><text:span text:style-name="T2"><text:text-input text:description="">{{ leasing.room }}</text:text-input></text:span><text:span text:style-name="T1">.</text:span></text:p>
      <text:p text:style-name="P12"/>
      <text:p text:style-name="P12"/>
      <text:p text:style-name="P4"/>
      <text:p text:style-name="P4"/>
      <text:p text:style-name="P4"/>
      <text:p text:style-name="P7"><text:span text:style-name="T1"><text:tab/></text:span><text:span text:style-name="T1"><text:text-input text:description="">{{tenant}}</text:text-input></text:span><text:span text:style-name="T1">,</text:span></text:p>
      <text:p text:style-name="P5"/>
      <text:p text:style-name="P5">ALOES vous informe que l’assurance de votre chambre arrive à expiration. Nous vous prions de bien vouloir la renouveler et nous remettre un justificatif avant 15 jours.</text:p>
      <text:p text:style-name="P5">Salutations distinguées.</text:p>
      <text:p text:style-name="P6"/>
      <text:p text:style-name="P6"/>
      <text:p text:style-name="P18">A.L.O.E.S.</text:p>
      <text:p text:style-name="P18"><text:text-input text:description="">{{user.first_name}}</text:text-input><text:s/><text:text-input text:description="">{{user.last_name}}</text:text-input></text:p>
      <text:p text:style-name="P13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line text:anchor-type="char" draw:z-index="0" draw:style-name="gr1" draw:text-style-name="P20" svg:x1="0.531cm" svg:y1="0.011cm" svg:x2="17.888cm" svg:y2="0.011cm"><text:p/></draw:line></text:p>
      <text:p text:style-name="P17"><text:span text:style-name="T7">A.L.O.E.S. I &amp; II</text:span><text:span text:style-name="T4"> / Gérance Metz Habitat Territoire </text:span><text:span text:style-name="T8">Association pour le logement des élèves SUPELEC Metz 4, Place Edouard Branly 57070 Metz</text:span></text:p>
      <text:p text:style-name="P16"><text:span text:style-name="T5">Tel: 03.87.74.36.37. FAX: 03.87.75.40.49. Mail :</text:span><text:span text:style-name="T6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ahoma1" style:font-family-asian="Tahoma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5-18T18:27:52.698284814</dc:date>
    <meta:print-date>2013-10-22T09:42:00</meta:print-date>
    <meta:editing-cycles>14</meta:editing-cycles>
    <meta:editing-duration>PT22M23S</meta:editing-duration>
    <meta:generator>LibreOffice/6.2.2.2$Linux_X86_64 LibreOffice_project/20$Build-2</meta:generator>
    <meta:document-statistic meta:table-count="0" meta:image-count="1" meta:object-count="0" meta:page-count="1" meta:paragraph-count="12" meta:word-count="100" meta:character-count="632" meta:non-whitespace-character-count="551"/>
    <meta:user-defined meta:name="Company">RESAM-METZ</meta:user-defined>
    <meta:user-defined meta:name="Operator">USER</meta:user-defined>
  </office:meta>
</office:document-meta>
</file>